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0" style:family="paragraph" style:parent-style-name="Table_20_Contents">
      <style:text-properties officeooo:paragraph-rsid="0003eb4a"/>
    </style:style>
    <style:style style:name="P11" style:family="paragraph" style:parent-style-name="Text_20_body">
      <style:text-properties fo:language="ru" fo:country="RU" officeooo:rsid="0001fc9f" officeooo:paragraph-rsid="0001fc9f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paragraph-rsid="001735b2"/>
    </style:style>
    <style:style style:name="P13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735b2"/>
    </style:style>
    <style:style style:name="P15" style:family="paragraph" style:parent-style-name="Table_20_Contents">
      <style:text-properties officeooo:rsid="000b9858" officeooo:paragraph-rsid="000b9858"/>
    </style:style>
    <style:style style:name="P16" style:family="paragraph" style:parent-style-name="Table_20_Contents">
      <style:text-properties officeooo:rsid="000c6f33" officeooo:paragraph-rsid="000c6f33"/>
    </style:style>
    <style:style style:name="P17" style:family="paragraph" style:parent-style-name="Table_20_Contents">
      <style:text-properties officeooo:rsid="000cb410" officeooo:paragraph-rsid="000cb410"/>
    </style:style>
    <style:style style:name="P18" style:family="paragraph" style:parent-style-name="Table_20_Contents">
      <style:text-properties officeooo:rsid="000cb410" officeooo:paragraph-rsid="000e9eca"/>
    </style:style>
    <style:style style:name="P19" style:family="paragraph" style:parent-style-name="Table_20_Contents">
      <style:text-properties officeooo:rsid="0010336e" officeooo:paragraph-rsid="0010336e"/>
    </style:style>
    <style:style style:name="P20" style:family="paragraph" style:parent-style-name="Table_20_Contents">
      <style:text-properties officeooo:rsid="00138634" officeooo:paragraph-rsid="00138634"/>
    </style:style>
    <style:style style:name="P21" style:family="paragraph" style:parent-style-name="Table_20_Contents">
      <style:text-properties officeooo:paragraph-rsid="00138634"/>
    </style:style>
    <style:style style:name="P22" style:family="paragraph" style:parent-style-name="Table_20_Contents">
      <style:text-properties officeooo:rsid="0014c82c" officeooo:paragraph-rsid="0014c82c"/>
    </style:style>
    <style:style style:name="P23" style:family="paragraph" style:parent-style-name="Table_20_Contents">
      <style:text-properties officeooo:paragraph-rsid="0014c82c"/>
    </style:style>
    <style:style style:name="P24" style:family="paragraph" style:parent-style-name="Table_20_Contents">
      <style:text-properties officeooo:rsid="0015e6c6" officeooo:paragraph-rsid="0015e6c6"/>
    </style:style>
    <style:style style:name="P25" style:family="paragraph" style:parent-style-name="Table_20_Contents">
      <style:text-properties fo:language="ru" fo:country="RU" officeooo:rsid="001735b2" officeooo:paragraph-rsid="001735b2"/>
    </style:style>
    <style:style style:name="P26" style:family="paragraph" style:parent-style-name="Table_20_Contents">
      <style:text-properties officeooo:rsid="001735b2" officeooo:paragraph-rsid="001735b2"/>
    </style:style>
    <style:style style:name="P27" style:family="paragraph" style:parent-style-name="Table_20_Contents">
      <style:text-properties officeooo:paragraph-rsid="001735b2"/>
    </style:style>
    <style:style style:name="P28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2ccd0"/>
    </style:style>
    <style:style style:name="P29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1419f" officeooo:paragraph-rsid="0011419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officeooo:rsid="00075e36"/>
    </style:style>
    <style:style style:name="T6" style:family="text">
      <style:text-properties officeooo:rsid="00084f15"/>
    </style:style>
    <style:style style:name="T7" style:family="text">
      <style:text-properties officeooo:rsid="000e9eca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02122" style:font-name="sans-serif" fo:font-size="10.5pt" fo:letter-spacing="normal" fo:font-style="normal" fo:font-weight="normal" officeooo:rsid="0012ccd0"/>
    </style:style>
    <style:style style:name="T10" style:family="text">
      <style:text-properties fo:font-variant="normal" fo:text-transform="none" fo:color="#24292e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24292e" style:font-name="ui-monospace" fo:font-size="9.75pt" fo:letter-spacing="normal" fo:font-style="normal" fo:font-weight="normal" officeooo:rsid="001735b2" fo:background-color="transparent" loext:char-shading-value="0" loext:padding="0cm" loext:border="none"/>
    </style:style>
    <style:style style:name="T12" style:family="text">
      <style:text-properties fo:font-variant="normal" fo:text-transform="none" fo:color="#24292e" style:font-name="ui-monospace" fo:font-size="9.75pt" fo:letter-spacing="normal" fo:font-style="normal" fo:font-weight="normal" officeooo:rsid="001735b2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3" style:family="text">
      <style:text-properties fo:font-variant="normal" fo:text-transform="none" fo:color="#24292e" fo:letter-spacing="normal" fo:background-color="transparent" loext:char-shading-value="0" loext:padding="0cm" loext:border="none"/>
    </style:style>
    <style:style style:name="T14" style:family="text">
      <style:text-properties officeooo:rsid="00138634"/>
    </style:style>
    <style:style style:name="T15" style:family="text">
      <style:text-properties officeooo:rsid="0014c82c"/>
    </style:style>
    <style:style style:name="T16" style:family="text">
      <style:text-properties officeooo:rsid="001735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веты нужно давать лаконичные, <text:span text:style-name="T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5">Ильин Иван Анатольевич</text:p>
          </table:table-cell>
        </table:table-row>
        <table:table-row>
          <table:table-cell table:style-name="Таблица1.A2" table:number-columns-spanned="2" office:value-type="string">
            <text:p text:style-name="P9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6">Возможность, позволяющая подклассу обеспечить специфическую реализацию метода, уже реализованного в родительском классе.</text:p>
          </table:table-cell>
        </table:table-row>
        <table:table-row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P17">Нестатический класс, абстрактный класс, анонимный класс, статический класс.</text:p>
          </table:table-cell>
        </table:table-row>
        <table:table-row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7">Final для класса запрещает наследование.</text:p>
            <text:p text:style-name="P17">Final для метода означает, что он не может быть переопределен в подклассах.</text:p>
            <text:p text:style-name="P17">Final для <text:span text:style-name="T7">примитивных </text:span>переменных <text:span text:style-name="T7">означает, что присвоенное значение не может быть заменено.</text:span></text:p>
            <text:p text:style-name="P18">Final <text:span text:style-name="T7">для ссылочных переменных, что нельзя изменить ссылку.</text:span></text:p>
          </table:table-cell>
        </table:table-row>
        <table:table-row>
          <table:table-cell table:style-name="Таблица1.A3" office:value-type="string">
            <text:p text:style-name="P25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27"><text:span text:style-name="T16">1. try + catch</text:span></text:p>
            <text:p text:style-name="P26">2. try + catch + <text:s/>catch</text:p>
            <text:p text:style-name="P27"><text:span text:style-name="T16">3. try + catch + <text:s/>finally</text:span></text:p>
            <text:p text:style-name="P26">4. Вложенные try + catch</text:p>
          </table:table-cell>
        </table:table-row>
        <table:table-row>
          <table:table-cell table:style-name="Таблица1.A3" office:value-type="string">
            <text:p text:style-name="P10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9">ArrayList при необходимсоти поиска по индексу </text:p>
            <text:p text:style-name="P19">LinkedList при необходимости вставки элемента в середину, начало.</text:p>
          </table:table-cell>
        </table:table-row>
        <table:table-row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P19">Упростить работу с наборами данных, указываем какие опреации хотим провести, не заботясь о деталях реализации.</text:p>
          </table:table-cell>
        </table:table-row>
        <table:table-row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9">Должна быстро вычисляться и иметь минимальное число коллизий</text:p>
          </table:table-cell>
        </table:table-row>
        <table:table-row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29"><text:span text:style-name="T8">Позволяет более компактно хранить и передавать символы Юникода и </text:span><text:span text:style-name="T9">имеет переменную длину </text:span></text:p>
            <text:p text:style-name="P28"><text:span text:style-name="T8">(от 1 до 4)</text:span></text:p>
          </table:table-cell>
        </table:table-row>
        <table:table-row>
          <table:table-cell table:style-name="Таблица1.A3" office:value-type="string">
            <text:p text:style-name="P8"><text:span text:style-name="T6">Сравните форматы </text:span><text:span text:style-name="T3">XML </text:span><text:span text:style-name="T6">и </text:span><text:span text:style-name="T3">JSON. </text:span><text:span text:style-name="T6">Когда какой использовать?</text:span></text:p>
          </table:table-cell>
          <table:table-cell table:style-name="Таблица1.A2" office:value-type="string">
            <text:p text:style-name="P20">Json – метаязык, <text:s text:c="22"/>XML – язык разметки</text:p>
            <text:p text:style-name="P20">прост и удобен для чтения, <text:s text:c="3"/>сложнее для чтения</text:p>
            <text:p text:style-name="P21"><text:span text:style-name="T14">поддерживает массивы, <text:s text:c="8"/>не поддерживает массивы</text:span></text:p>
            <text:p text:style-name="P20">ориентирован на данные <text:s text:c="6"/>ориентирован на документы</text:p>
            <text:p text:style-name="P20">Json применяется для обмена данными.</text:p>
            <text:p text:style-name="P20">XML применяется для разметки документа</text:p>
          </table:table-cell>
        </table:table-row>
        <table:table-row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22">1. По Dns узнаем ip адресс сервера</text:p>
            <text:p text:style-name="P23"><text:span text:style-name="T15">2. браузер устанавливает соединение с сервером</text:span></text:p>
            <text:p text:style-name="P23"><text:span text:style-name="T15">3. <text:s/>браузер отправляет запрос, чтобы получить контент сайта</text:span></text:p>
            <text:p text:style-name="P24">4. Сервер обрабатывает запрос и отправляет ответ <text:soft-page-break/>браузеру</text:p>
            <text:p text:style-name="P24">5. Браузер обрабатывает ответ и рисует страницу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7-02T16:32:01.147120839</dc:date>
    <meta:editing-duration>PT33M34S</meta:editing-duration>
    <meta:editing-cycles>8</meta:editing-cycles>
    <meta:document-statistic meta:table-count="1" meta:image-count="0" meta:object-count="0" meta:page-count="2" meta:paragraph-count="42" meta:word-count="296" meta:character-count="2164" meta:non-whitespace-character-count="1864"/>
  </office:meta>
</office:document-meta>
</file>